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ockServerSpec.sel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ockServerSpec.apply( MockServerConfigurer configur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ockServerSpec.webSessionManager( WebSessionManager sess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ockServerSpec.configureCli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MockServerSpec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ockServerSpec.webFilter( WebFilter ... fil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MockServerSpec.AbstractMockServer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